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Standard">
      <style:paragraph-properties fo:text-align="justify" style:justify-single-word="false"/>
      <style:text-properties fo:color="#c9211e" loext:opacity="100%" style:font-name="Ubuntu" fo:font-weight="bold" style:font-weight-asian="bold" style:font-weight-complex="bold"/>
    </style:style>
    <style:style style:name="P2" style:family="paragraph" style:parent-style-name="Standard">
      <style:paragraph-properties fo:text-align="justify" style:justify-single-word="false"/>
      <style:text-properties fo:color="#c9211e" loext:opacity="100%" style:font-name="Ubuntu" fo:font-weight="bold" officeooo:paragraph-rsid="00067160" style:font-weight-asian="bold" style:font-weight-complex="bold"/>
    </style:style>
    <style:style style:name="P3" style:family="paragraph" style:parent-style-name="Standard">
      <style:paragraph-properties fo:text-align="justify" style:justify-single-word="false"/>
      <style:text-properties style:font-name="Ubuntu"/>
    </style:style>
    <style:style style:name="P4" style:family="paragraph" style:parent-style-name="Standard">
      <style:paragraph-properties fo:text-align="justify" style:justify-single-word="false"/>
      <style:text-properties style:font-name="Ubuntu" officeooo:paragraph-rsid="00067160"/>
    </style:style>
    <style:style style:name="P5" style:family="paragraph" style:parent-style-name="Standard">
      <style:paragraph-properties fo:text-align="justify" style:justify-single-word="false"/>
      <style:text-properties style:use-window-font-color="true" loext:opacity="0%" style:font-name="Ubuntu" fo:font-weight="bold" officeooo:rsid="00067160" officeooo:paragraph-rsid="00067160" style:font-weight-asian="bold" style:font-weight-complex="bold"/>
    </style:style>
    <style:style style:name="P6" style:family="paragraph" style:parent-style-name="Heading_20_1">
      <style:paragraph-properties fo:text-align="center" style:justify-single-word="false"/>
      <style:text-properties fo:color="#729fcf" loext:opacity="100%" style:font-name="Ubuntu" fo:font-style="italic" style:text-underline-style="solid" style:text-underline-width="auto" style:text-underline-color="font-color" style:font-style-asian="italic" style:font-style-complex="italic"/>
    </style:style>
    <style:style style:name="P7" style:family="paragraph" style:parent-style-name="Standard">
      <style:paragraph-properties fo:text-align="justify" style:justify-single-word="false"/>
      <style:text-properties style:use-window-font-color="true" loext:opacity="0%" style:font-name="Ubuntu" fo:font-weight="bold" officeooo:rsid="00067160" officeooo:paragraph-rsid="00067160" style:font-weight-asian="bold" style:font-weight-complex="bold"/>
    </style:style>
    <style:style style:name="T1" style:family="text">
      <style:text-properties officeooo:rsid="00067160"/>
    </style:style>
    <style:style style:name="T2" style:family="text">
      <style:text-properties officeooo:rsid="000946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Encontrar la Secuencia Creciente con la Mayor Suma</text:h>
      <text:p text:style-name="P3">Dado un vector de números enteros, tu tarea es encontrar la secuencia creciente de valores consecutivos que tenga la mayor suma total de sus elementos. Una secuencia creciente es una subsecuencia de números en la que cada número es mayor que el anterior, y los números están en orden consecutivo en el vector original.</text:p>
      <text:p text:style-name="P3"/>
      <text:p text:style-name="P3">La entrada serán números: primero la cantidad de elementos del vector, seguido de los valores del vector.</text:p>
      <text:p text:style-name="P3">Ejemplo:</text:p>
      <text:p text:style-name="P1">9</text:p>
      <text:p text:style-name="P1">3</text:p>
      <text:p text:style-name="P1">2</text:p>
      <text:p text:style-name="P1">1</text:p>
      <text:p text:style-name="P1">4</text:p>
      <text:p text:style-name="P1">5</text:p>
      <text:p text:style-name="P1">6</text:p>
      <text:p text:style-name="P1">7</text:p>
      <text:p text:style-name="P1">2</text:p>
      <text:p text:style-name="P2">1 </text:p>
      <text:p text:style-name="P4"/>
      <text:p text:style-name="P4"><text:span text:style-name="T1">Entonces la dimensión sería 9 y </text:span>el vector entonces sería [3, 2, 1, 4, 5, 6, 7, 2, 1] </text:p>
      <text:p text:style-name="P3"/>
      <text:p text:style-name="P3">La salida será la secuencia creciente con la mayor suma, la suma total de sus elementos y la posición de inicio y fin de la secuencia.</text:p>
      <text:p text:style-name="P3">Ejemplo:</text:p>
      <text:p text:style-name="P1">La secuencia creciente con la mayor suma comienza en el índice <text:span text:style-name="T2">2</text:span> y termina en el índice 6</text:p>
      <text:p text:style-name="P1">Secuencia: [<text:span text:style-name="T2">1, </text:span>4, 5, 6, 7]</text:p>
      <text:p text:style-name="P1">Suma: 2<text:span text:style-name="T2">3</text:span></text:p>
      <text:p text:style-name="P1"/>
      <text:p text:style-name="P5">Algunos casos de prueba en formato:</text:p>
      <text:p text:style-name="P5">Entrada</text:p>
      <text:p text:style-name="P5">Salida</text:p>
      <text:p text:style-name="P5">13</text:p>
      <text:p text:style-name="P5">1 </text:p>
      <text:p text:style-name="P5">2 </text:p>
      <text:p text:style-name="P5">3 </text:p>
      <text:p text:style-name="P5">2 </text:p>
      <text:p text:style-name="P5">5 </text:p>
      <text:p text:style-name="P5">6 </text:p>
      <text:p text:style-name="P5">7 </text:p>
      <text:p text:style-name="P5">8 </text:p>
      <text:p text:style-name="P5">9 </text:p>
      <text:p text:style-name="P5">1 </text:p>
      <text:p text:style-name="P5">2 </text:p>
      <text:p text:style-name="P5">3 </text:p>
      <text:p text:style-name="P5">4</text:p>
      <text:p text:style-name="P5"/>
      <text:p text:style-name="P5">La secuencia creciente con la mayor suma comienza en el índice <text:span text:style-name="T2">3</text:span> y termina en el índice 8 </text:p>
      <text:p text:style-name="P5"><text:soft-page-break/>Secuencia: [2, 5, 6, 7, 8, 9] </text:p>
      <text:p text:style-name="P5">Suma: 37</text:p>
      <text:p text:style-name="P5"/>
      <text:p text:style-name="P5">5</text:p>
      <text:p text:style-name="P5">5 </text:p>
      <text:p text:style-name="P5">6 </text:p>
      <text:p text:style-name="P5">7 </text:p>
      <text:p text:style-name="P5">8 </text:p>
      <text:p text:style-name="P5">9</text:p>
      <text:p text:style-name="P5"/>
      <text:p text:style-name="P5">La secuencia creciente con la mayor suma comienza en el índice 0 y termina en el índice 4 </text:p>
      <text:p text:style-name="P5">Secuencia: [5, 6, 7, 8, 9] </text:p>
      <text:p text:style-name="P5">Suma: 35</text:p>
      <text:p text:style-name="P5"/>
      <text:p text:style-name="P5">5</text:p>
      <text:p text:style-name="P5">9 </text:p>
      <text:p text:style-name="P5">7 </text:p>
      <text:p text:style-name="P5">5 </text:p>
      <text:p text:style-name="P5">3 </text:p>
      <text:p text:style-name="P5">1</text:p>
      <text:p text:style-name="P5"/>
      <text:p text:style-name="P5">La secuencia creciente con la mayor suma comienza en el índice 0 y termina en el índice 0 </text:p>
      <text:p text:style-name="P5">Secuencia: [9] </text:p>
      <text:p text:style-name="P5">Suma: 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5T19:25:26.812135311</meta:creation-date>
    <dc:date>2024-08-15T20:01:21.776122657</dc:date>
    <meta:editing-duration>PT6M50S</meta:editing-duration>
    <meta:editing-cycles>2</meta:editing-cycles>
    <meta:generator>LibreOffice/7.3.7.2$Linux_X86_64 LibreOffice_project/30$Build-2</meta:generator>
    <meta:document-statistic meta:table-count="0" meta:image-count="0" meta:object-count="0" meta:page-count="2" meta:paragraph-count="58" meta:word-count="271" meta:character-count="1302" meta:non-whitespace-character-count="1061"/>
  </office:meta>
</office:document-meta>
</file>